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156.86mm"/>
    </style:style>
    <style:style style:name="co3" style:family="table-column">
      <style:table-column-properties fo:break-before="auto" style:column-width="93.9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10.04mm" fo:break-before="auto" style:use-optimal-row-height="false"/>
    </style:style>
    <style:style style:name="ro5" style:family="table-row">
      <style:table-row-properties style:row-height="16.39mm" fo:break-before="auto" style:use-optimal-row-height="true"/>
    </style:style>
    <style:style style:name="ro6" style:family="table-row">
      <style:table-row-properties style:row-height="9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border="0.74pt solid #000000" style:shadow="none"/>
      <style:paragraph-properties fo:text-align="center" fo:margin-left="0mm"/>
    </style:style>
    <style:style style:name="ce2" style:family="table-cell" style:parent-style-name="Default" style:data-style-name="N37">
      <style:table-cell-properties fo:background-color="#ffffff"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ff" fo:border="0.74pt solid #000000"/>
    </style:style>
    <style:style style:name="ce4" style:family="table-cell" style:parent-style-name="Default">
      <style:table-cell-properties fo:background-color="#eeeeee" style:text-align-source="fix" style:repeat-content="false" fo:border="0.74pt solid #000000" style:shadow="none" style:vertical-align="middl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color="#ff3333" fo:font-size="10pt" style:font-size-asian="10pt" style:font-size-complex="10pt"/>
    </style:style>
    <style:style style:name="ce6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color="#ff9900" fo:font-size="10pt" style:font-size-asian="10pt" style:font-size-complex="10pt"/>
    </style:style>
    <style:style style:name="ce8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color="#ff3333" style:font-name="Liberation Sans" fo:font-size="10pt" style:font-name-asian="Noto Sans CJK SC Regular" style:font-size-asian="10pt" style:font-name-complex="FreeSans" style:font-size-complex="10pt"/>
    </style:style>
    <style:style style:name="ce9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eeeeee" fo:border="0.74pt solid #000000" style:shadow="none"/>
    </style:style>
    <style:style style:name="ce12" style:family="table-cell" style:parent-style-name="Default">
      <style:table-cell-properties fo:background-color="#ffffff" fo:wrap-option="wrap" fo:border="0.74pt solid #000000" style:vertical-align="top"/>
      <style:text-properties fo:color="#ff3333"/>
    </style:style>
    <style:style style:name="ce13" style:family="table-cell" style:parent-style-name="Default">
      <style:table-cell-properties fo:background-color="#ffffff" fo:wrap-option="wrap" fo:border="0.74pt solid #000000" style:vertical-align="top"/>
    </style:style>
    <style:style style:name="ce14" style:family="table-cell" style:parent-style-name="Default">
      <style:table-cell-properties fo:background-color="#ffffff" fo:wrap-option="wrap" fo:border="0.74pt solid #000000" style:vertical-align="top"/>
      <style:text-properties fo:color="#ff9900"/>
    </style:style>
    <style:style style:name="ce15" style:family="table-cell" style:parent-style-name="Default">
      <style:table-cell-properties fo:background-color="#ffffff" fo:wrap-option="wrap" fo:border="0.74pt solid #000000" style:vertical-align="middle"/>
      <style:text-properties fo:color="#ff3333"/>
    </style:style>
    <style:style style:name="ce16" style:family="table-cell" style:parent-style-name="Default">
      <style:table-cell-properties fo:background-color="#ff3333"/>
    </style:style>
    <style:style style:name="ce17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fo:background-color="#ff9900"/>
    </style:style>
    <style:style style:name="ce19" style:family="table-cell" style:parent-style-name="Default">
      <style:table-cell-properties style:vertical-align="midd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WIP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Problema/Alteração</text:p>
          </table:table-cell>
          <table:table-cell table:style-name="ce11" office:value-type="string" calcext:value-type="string">
            <text:p>Solução/Comentários</text:p>
          </table:table-cell>
          <table:table-cell table:number-columns-repeated="3"/>
        </table:table-row>
        <table:table-row table:style-name="ro2">
          <table:table-cell table:style-name="ce2" office:value-type="date" office:date-value="2016-09-19" calcext:value-type="date" table:number-columns-spanned="1" table:number-rows-spanned="21">
            <text:p>19/09/16</text:p>
          </table:table-cell>
          <table:table-cell table:style-name="ce5" office:value-type="string" calcext:value-type="string">
            <text:p>Comparação com o código original, pois o código que está na máquina/git hub parece ter sido alterado</text:p>
          </table:table-cell>
          <table:table-cell table:style-name="ce12" office:value-type="string" calcext:value-type="string">
            <text:p>Da main, o código está igual, só a parte comentada está trocada.</text:p>
          </table:table-cell>
          <table:table-cell/>
          <table:table-cell table:style-name="ce16"/>
          <table:table-cell table:style-name="ce19" office:value-type="string" calcext:value-type="string">
            <text:p>Corrigidos/prontos</text:p>
          </table:table-cell>
        </table:table-row>
        <table:table-row table:style-name="ro3">
          <table:covered-table-cell table:style-name="ce3"/>
          <table:table-cell table:style-name="ce5" office:value-type="string" calcext:value-type="string">
            <text:p>Falta de padronização no código</text:p>
          </table:table-cell>
          <table:table-cell table:style-name="ce12" office:value-type="string" calcext:value-type="string">
            <text:p>Troca de alguns whiles por for, padronização na posição das chaves, retiradas as chaves desnecessárias, retirado espaços desnecessários…</text:p>
          </table:table-cell>
          <table:table-cell/>
          <table:table-cell table:style-name="ce17"/>
          <table:table-cell table:style-name="ce19" office:value-type="string" calcext:value-type="string">
            <text:p>Não corrigido/pronto</text:p>
          </table:table-cell>
        </table:table-row>
        <table:table-row table:style-name="ro4">
          <table:covered-table-cell table:style-name="ce3"/>
          <table:table-cell table:style-name="ce6" office:value-type="string" calcext:value-type="string">
            <text:p>Funções chamadas mais de uma vez na main, sem necessidade aparente</text:p>
          </table:table-cell>
          <table:table-cell table:style-name="ce13"/>
          <table:table-cell/>
          <table:table-cell table:style-name="ce18"/>
          <table:table-cell table:style-name="ce19" office:value-type="string" calcext:value-type="string">
            <text:p>Solução provisória</text:p>
          </table:table-cell>
        </table:table-row>
        <table:table-row table:style-name="ro4">
          <table:covered-table-cell table:style-name="ce3"/>
          <table:table-cell table:style-name="ce6" office:value-type="string" calcext:value-type="string">
            <text:p>Método getPositiveAngle retorna 360 quando o ângulo é 0. Deveria agir dessa forma?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Comentários estranhos retirados</text:p>
          </table:table-cell>
          <table:table-cell table:style-name="ce13" office:value-type="string" calcext:value-type="string">
            <text:p>“//amorzinho do meu coracao cato letra p q te amo de montao amo elmano”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5" office:value-type="string" calcext:value-type="string">
            <text:p>Métodos fillNodesPauseTimes, fillNodesSpeeds, fillNodesAngles, fillNodes* possuem uma variável aux bem estranha</text:p>
          </table:table-cell>
          <table:table-cell table:style-name="ce12" office:value-type="string" calcext:value-type="string">
            <text:p>A aux, diferente de k, não é resetada.</text:p>
          </table:table-cell>
          <table:table-cell table:number-columns-repeated="3"/>
        </table:table-row>
        <table:table-row table:style-name="ro3">
          <table:covered-table-cell table:style-name="ce3"/>
          <table:table-cell table:style-name="ce5" office:value-type="string" calcext:value-type="string">
            <text:p>Método speed_angle_rate tem duas “versões”, uma recebendo um int como parametro. O método chama o getLength, porém, quando esse i é usado, é enviado nodeSpeeds[i] para a função.</text:p>
          </table:table-cell>
          <table:table-cell table:style-name="ce12" office:value-type="string" calcext:value-type="string">
            <text:p>São vetores diferentes. O nodesSpeeds é um vetor realmente, equanto nodeSpeed é uma matriz. Atente ao plural :P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Método speed_angle_rate tem uma variável MAX que aparentemente não é usada para nada.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Métodos getAverageNotZero e getStdNotZero podem conter divisão por zero</text:p>
          </table:table-cell>
          <table:table-cell table:style-name="ce13"/>
          <table:table-cell table:number-columns-repeated="3"/>
        </table:table-row>
        <table:table-row table:style-name="ro5">
          <table:covered-table-cell table:style-name="ce3"/>
          <table:table-cell table:style-name="ce6" office:value-type="string" calcext:value-type="string">
            <text:p>Uso de float ao invés de double</text:p>
          </table:table-cell>
          <table:table-cell table:style-name="ce13" office:value-type="string" calcext:value-type="string">
            <text:p>Pesquisar se realmente há alguma vantagem nisso (creio que não). Se mudado, verificar a existencia de função para comparação de double/definir as macros de comparação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6" office:value-type="string" calcext:value-type="string">
            <text:p>Método getLength: é necessário a variável k? Não é possível fazer apenas com a cont?</text:p>
          </table:table-cell>
          <table:table-cell table:style-name="ce13"/>
          <table:table-cell table:number-columns-repeated="3"/>
        </table:table-row>
        <table:table-row table:style-name="ro6">
          <table:covered-table-cell table:style-name="ce3"/>
          <table:table-cell table:style-name="ce6" office:value-type="string" calcext:value-type="string">
            <text:p>Método printSingleTrace usa PI, porém não a constante definida em misc.h. Tem mais casas decimais que a constante</text:p>
          </table:table-cell>
          <table:table-cell table:style-name="ce13" office:value-type="string" calcext:value-type="string">
            <text:p>Redefinir a constante?</text:p>
            <text:p>-Edit: Acontece o mesmo em show_trace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Método start_new_movement tem um casting estranho.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update_stationary_state: if inutil. Se t for 0 ele faz a mesma coisa que vai fazer dps do if.</text:p>
          </table:table-cell>
          <table:table-cell table:style-name="ce13"/>
          <table:table-cell table:number-columns-repeated="3"/>
        </table:table-row>
        <table:table-row table:style-name="ro2">
          <table:covered-table-cell table:style-name="ce3"/>
          <table:table-cell table:style-name="ce6" office:value-type="string" calcext:value-type="string">
            <text:p>update_move_state: essa linha → trace[id][t].x = floor(trace[id][t].x * 100 + <text:s/>0.5) / 100 para “evitar valores decimais muito pequenos”</text:p>
          </table:table-cell>
          <table:table-cell table:style-name="ce13" office:value-type="string" calcext:value-type="string">
            <text:p>Checar melhor isso ai. E quando substituir float por double, vai causar algum problema?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update_move_state: tem a explicação de um bug que ocorre na função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Muitos warnings na compilação</text:p>
          </table:table-cell>
          <table:table-cell table:style-name="ce14" office:value-type="string" calcext:value-type="string">
            <text:p>Consertados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Aparentemente as funções is_at_previous_position e is_at_destination nunca são usadas.</text:p>
          </table:table-cell>
          <table:table-cell table:style-name="ce13" office:value-type="string" calcext:value-type="string">
            <text:p>Comentadas com um to check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node_is_stationary: <text:s/>é um método de verificação, mas atribuições ocorrem nele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5" office:value-type="string" calcext:value-type="string">
            <text:p>cal_link: ld_pdf[last_down_time[i][j]-last_up_time[i][j]]++;</text:p>
            <text:p>É uma subtração? Sem atribuição? Incrementando o ultimo elemento? Por que?</text:p>
          </table:table-cell>
          <table:table-cell table:style-name="ce12" office:value-type="string" calcext:value-type="string">
            <text:p>Pff. Isso é a posição de um vetor que está sendo incrementada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5" office:value-type="string" calcext:value-type="string">
            <text:p>cal_link: se não fosse possível abrir o arquivo, printava na tela que não foi possível e continuava o código ao invés te terminar a função</text:p>
          </table:table-cell>
          <table:table-cell table:style-name="ce12" office:value-type="string" calcext:value-type="string">
            <text:p>Adicionado um return</text:p>
          </table:table-cell>
          <table:table-cell table:number-columns-repeated="3"/>
        </table:table-row>
        <table:table-row table:style-name="ro4">
          <table:table-cell table:style-name="ce2" office:value-type="date" office:date-value="2016-09-21" calcext:value-type="date" table:number-columns-spanned="1" table:number-rows-spanned="5">
            <text:p>21/09/16</text:p>
          </table:table-cell>
          <table:table-cell table:style-name="ce5" office:value-type="string" calcext:value-type="string">
            <text:p>cal_node_degree e cal_static_degree: cast desnecessário na divisão</text:p>
          </table:table-cell>
          <table:table-cell table:style-name="ce15" office:value-type="string" calcext:value-type="string">
            <text:p>Retirado o cast do numerador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cal_node_degree e cal_static_degree: Se não fosse possível abrir o arquivo, a função continuava da mesma forma</text:p>
          </table:table-cell>
          <table:table-cell table:style-name="ce15" office:value-type="string" calcext:value-type="string">
            <text:p>Adicionado um return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9" office:value-type="string" calcext:value-type="string">
            <text:p>degree_of_temporal_dependence: Tem em vários lugares “t + 50”. O que é esse 50? Por que 50?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degree_of_temporal_dependence: Tem um if comentado “Always true”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5" office:value-type="string" calcext:value-type="string">
            <text:p>improved_degree_of_temporal_dependence e degree_of_spatial_dependence: variavel cor3 era inicializada duas vezes</text:p>
          </table:table-cell>
          <table:table-cell table:style-name="ce13"/>
          <table:table-cell table:number-columns-repeated="3"/>
        </table:table-row>
        <table:table-row table:style-name="ro4">
          <table:table-cell table:style-name="ce2" office:value-type="date" office:date-value="2016-09-26" calcext:value-type="date" table:number-columns-spanned="1" table:number-rows-spanned="9">
            <text:p>26/09/16</text:p>
          </table:table-cell>
          <table:table-cell table:style-name="ce6" office:value-type="string" calcext:value-type="string">
            <text:p>improved_degree_of_spatial_dependence(): Tem uma estrutura do tipo “if condição1 { if condição2 else x } else x” em if (is_stopped(i, t) || is_stopped(j, t)). É necessário?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high_improved_degree_of_spatial_dependence(): Tem um comentário com um TODO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compute_mean_basic_temporal_correlation(int i, int t): comentários pergunta se o vetor que está sendo usado já foi preenchido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positionDensityVariance(): é do tipo float, mas não tem return</text:p>
          </table:table-cell>
          <table:table-cell table:style-name="ce14" office:value-type="string" calcext:value-type="string">
            <text:p>*Adicionado return de uma variável que é calculada na função. Verificar o que é PDV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<text:span text:style-name="T1">DIFERENÇA </text:span>print_distance_between_nodes(): troca de % por %% no printf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average_coverage(): não é possível trocar o count += 1 por um count++ no for?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stop_trip(): comparação float == 0.0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equal_or_almost_equal(): função que compara float com erro de precisão estático</text:p>
          </table:table-cell>
          <table:table-cell table:style-name="ce13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createIdentityVector() não faz nada!</text:p>
          </table:table-cell>
          <table:table-cell table:style-name="ce13"/>
          <table:table-cell table:number-columns-repeated="3"/>
        </table:table-row>
        <table:table-row table:style-name="ro4" table:number-rows-repeated="10">
          <table:table-cell table:style-name="ce3"/>
          <table:table-cell table:style-name="ce6"/>
          <table:table-cell table:style-name="ce13"/>
          <table:table-cell table:number-columns-repeated="3"/>
        </table:table-row>
        <table:table-row table:style-name="ro1" table:number-rows-repeated="104852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2:56:07.935884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3:43:28.749229150</meta:creation-date>
    <dc:date>2016-09-26T16:08:17.624831962</dc:date>
    <meta:editing-duration>PT1H36M24S</meta:editing-duration>
    <meta:editing-cycles>8</meta:editing-cycles>
    <meta:generator>LibreOffice/5.1.4.2$Linux_X86_64 LibreOffice_project/10m0$Build-2</meta:generator>
    <meta:document-statistic meta:table-count="1" meta:cell-count="59" meta:object-count="0"/>
  </office:meta>
</office:document-meta>
</file>